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6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P2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ndere Arten kollektiver Inhaltsproduktio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Office (Etherpad, Google Docs)</text:p>
              </text:list-item>
              <text:list-item>
                <text:p>Kollaborative Softwareentwicklung</text:p>
                <text:list>
                  <text:list-item>
                    <text:p>Code-Management (Github)</text:p>
                  </text:list-item>
                  <text:list-item>
                    <text:p>Simultanes Code schreiben (Cloud9)</text:p>
                  </text:list-item>
                </text:list>
              </text:list-item>
              <text:list-item>
                <text:p>Projektmanagement (Socialtex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Kollaborative Officeprodukt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Etherpad und Konsorten, Geschichte</text:p>
              </text:list-item>
              <text:list-item>
                <text:p>Etherpad Foundation</text:p>
              </text:list-item>
              <text:list-item>
                <text:p>Etherpad Technik</text:p>
              </text:list-item>
              <text:list-item>
                <text:p>Etherpad l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Kollaborative Officeprodukt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Google Docs</text:p>
              </text:list-item>
              <text:list-item>
                <text:p>Piratepad</text:p>
              </text:list-item>
              <text:list-item>
                <text:p>Piratenpad</text:p>
              </text:list-item>
              <text:list-item>
                <text:p>sketchp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4" draw:layer="layout" svg:width="25.199cm" svg:height="3.506cm" svg:x="1.4cm" svg:y="0.837cm" presentation:class="title">
          <draw:text-box>
            <text:p>Kollaborative Softwareentwicklung Git</text:p>
          </draw:text-box>
        </draw:frame>
        <draw:frame presentation:style-name="pr5" draw:text-style-name="P1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Verteiltes Versionskontrollsystem (VCS)</text:span></text:p>
              </text:list-item>
              <text:list-item>
                <text:p text:style-name="P1"><text:span text:style-name="T1"><text:s/></text:span><text:span text:style-name="T1">Entwickelt von Linus Torvalds zur Verwaltung des Linux Quellcodes</text:span></text:p>
              </text:list-item>
              <text:list-item>
                <text:p text:style-name="P1"><text:span text:style-name="T1"><text:s/></text:span><text:span text:style-name="T1">Jeder Entwickler hat das gesamte Repository auf seinem Rechner</text:span></text:p>
              </text:list-item>
              <text:list-item>
                <text:p text:style-name="P1"><text:span text:style-name="T1"><text:s/></text:span><text:span text:style-name="T1">Ermöglicht offline zu arbeiten (inkl. History, Logs etc)</text:span></text:p>
              </text:list-item>
              <text:list-item>
                <text:p text:style-name="P1"><text:span text:style-name="T1"><text:s/></text:span><text:span text:style-name="T1">Ermöglicht offline commits</text:span></text:p>
              </text:list-item>
              <text:list-item>
                <text:p text:style-name="P1"><text:span text:style-name="T1"><text:s/></text:span><text:span text:style-name="T1">Push zum zentralen Reposi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Kollaborative Softwareentwicklung Git – Vergleich old/new</text:p>
          </draw:text-box>
        </draw:frame>
        <draw:frame presentation:style-name="pr5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Kollaborative Softwareentwicklung Github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Social Coding</text:p>
              </text:list-item>
              <text:list-item>
                <text:p>Besonders für Open Source</text:p>
              </text:list-item>
              <text:list-item>
                <text:p>Plattform für kollektives Programmieren</text:p>
              </text:list-item>
              <text:list-item>
                <text:p>Welche Projekte laufen auf Github</text:p>
                <text:list>
                  <text:list-item>
                    <text:p>Linux, Gnome, </text:p>
                  </text:list-item>
                </text:list>
              </text:list-item>
              <text:list-item>
                <text:p>Vorteile github: git, alles off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/>Dashboard/Pro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 text:c="12"/>issuetr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collaborateur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Fork Clon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pull reques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online merge/diff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<text:s text:c="12"/>blamelis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histor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iki/P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azit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ithub Featur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i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Kollaboratives Programmiere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Besonders im Web 2.0 Bereich noch relativ wenig zu finden</text:p>
              </text:list-item>
              <text:list-item>
                <text:p>Beispiel Cloud 9</text:p>
              </text:list-item>
              <text:list-item>
                <text:p>Javascript/Html 5 IDE</text:p>
              </text:list-item>
              <text:list-item>
                <text:p>Online</text:p>
              </text:list-item>
              <text:list-item>
                <text:p>Komplett in JS und HTML 5 geschrieb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loud9 Features</text:p>
          </draw:text-box>
        </draw:frame>
        <draw:frame presentation:style-name="pr2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n </meta:initial-creator>
    <meta:creation-date>2011-11-24T16:00:26</meta:creation-date>
    <meta:editing-duration>PT1H55M16S</meta:editing-duration>
    <meta:editing-cycles>3</meta:editing-cycles>
    <meta:generator>LibreOffice/3.3$Linux LibreOffice_project/330m19$Build-401</meta:generator>
    <dc:date>2011-11-27T16:32:13</dc:date>
    <dc:creator>roman </dc:creator>
    <meta:document-statistic meta:object-count="97"/>
  </office:meta>
</office:document-meta>
</file>